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0A0000012C5E4BB2D960FAAAA1.png" manifest:media-type="image/png"/>
  <manifest:file-entry manifest:full-path="Pictures/10000201000000A0000000A0FA4783CA3B1C36E4.png" manifest:media-type="image/png"/>
  <manifest:file-entry manifest:full-path="Pictures/10000201000002580000012C1EB0A6512C5B27FE.png" manifest:media-type="image/png"/>
  <manifest:file-entry manifest:full-path="Pictures/10000201000000AE000000C09F621B4FACACE937.png" manifest:media-type="image/png"/>
  <manifest:file-entry manifest:full-path="Pictures/10000201000002580000012C0D1979D557F3350B.png" manifest:media-type="image/png"/>
  <manifest:file-entry manifest:full-path="Pictures/100002010000024000000252F210CCBED1695EB5.png" manifest:media-type="image/png"/>
  <manifest:file-entry manifest:full-path="Pictures/100002010000010000000100041F039DEA8BFE27.png" manifest:media-type="image/png"/>
  <manifest:file-entry manifest:full-path="Pictures/10000201000000C8000000DBF5FD78F2351A6468.png" manifest:media-type="image/png"/>
  <manifest:file-entry manifest:full-path="Pictures/100002010000012C0000012CCC1D893A989BD3D9.png" manifest:media-type="image/png"/>
  <manifest:file-entry manifest:full-path="Pictures/1000020100000200000002007A6B592A69D5DA29.png" manifest:media-type="image/png"/>
  <manifest:file-entry manifest:full-path="Pictures/100002010000040000000400530EB334DF1DD2B9.png" manifest:media-type="image/png"/>
  <manifest:file-entry manifest:full-path="Pictures/10000201000002AF000002AFB926255AD15AAE3C.png" manifest:media-type="image/png"/>
  <manifest:file-entry manifest:full-path="Pictures/1000020100000258000001AE285C4238E81A2527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939cm, 0cm, 3.888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863cm, 1.434cm, 3.159cm, 1.841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TITLE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draw:style-name="gr1" draw:text-style-name="P1" draw:layer="layout" svg:width="3.816cm" svg:height="1.908cm" svg:x="0.794cm" svg:y="6.568cm">
          <draw:image xlink:href="Pictures/10000201000002580000012C1EB0A6512C5B27FE.png" xlink:type="simple" xlink:show="embed" xlink:actuate="onLoad">
            <text:p/>
          </draw:image>
        </draw:frame>
        <draw:frame draw:name="Google Shape;55;p13" draw:style-name="gr2" draw:text-style-name="P1" draw:layer="layout" svg:width="1.732cm" svg:height="1.709cm" svg:x="14.054cm" svg:y="1.257cm">
          <draw:image xlink:href="Pictures/10000201000002580000012C0D1979D557F3350B.png" xlink:type="simple" xlink:show="embed" xlink:actuate="onLoad">
            <text:p/>
          </draw:image>
        </draw:frame>
        <draw:frame draw:name="Google Shape;56;p13" draw:style-name="gr1" draw:text-style-name="P1" draw:layer="layout" svg:width="1.908cm" svg:height="1.908cm" svg:x="17cm" svg:y="1.157cm">
          <draw:image xlink:href="Pictures/100002010000010000000100041F039DEA8BFE27.png" xlink:type="simple" xlink:show="embed" xlink:actuate="onLoad">
            <text:p/>
          </draw:image>
        </draw:frame>
        <draw:frame draw:name="Google Shape;57;p13" draw:style-name="gr1" draw:text-style-name="P1" draw:layer="layout" svg:width="1.732cm" svg:height="1.787cm" svg:x="22.692cm" svg:y="1.118cm">
          <draw:image xlink:href="Pictures/100002010000024000000252F210CCBED1695EB5.png" xlink:type="simple" xlink:show="embed" xlink:actuate="onLoad">
            <text:p/>
          </draw:image>
        </draw:frame>
        <draw:frame draw:name="Google Shape;58;p13" draw:style-name="gr1" draw:text-style-name="P1" draw:layer="layout" svg:width="1.732cm" svg:height="1.787cm" svg:x="22.692cm" svg:y="3.667cm">
          <draw:image xlink:href="Pictures/100002010000024000000252F210CCBED1695EB5.png" xlink:type="simple" xlink:show="embed" xlink:actuate="onLoad">
            <text:p/>
          </draw:image>
        </draw:frame>
        <draw:frame draw:name="Google Shape;59;p13" draw:style-name="gr1" draw:text-style-name="P1" draw:layer="layout" svg:width="1.908cm" svg:height="1.908cm" svg:x="17cm" svg:y="3.607cm">
          <draw:image xlink:href="Pictures/100002010000010000000100041F039DEA8BFE27.png" xlink:type="simple" xlink:show="embed" xlink:actuate="onLoad">
            <text:p/>
          </draw:image>
        </draw:frame>
        <draw:frame draw:name="Google Shape;60;p13" draw:style-name="gr2" draw:text-style-name="P1" draw:layer="layout" svg:width="1.732cm" svg:height="1.709cm" svg:x="14.054cm" svg:y="3.731cm">
          <draw:image xlink:href="Pictures/10000201000002580000012C0D1979D557F3350B.png" xlink:type="simple" xlink:show="embed" xlink:actuate="onLoad">
            <text:p/>
          </draw:image>
        </draw:frame>
        <draw:frame draw:name="Google Shape;61;p13" draw:style-name="gr2" draw:text-style-name="P1" draw:layer="layout" svg:width="1.732cm" svg:height="1.709cm" svg:x="14.054cm" svg:y="6.205cm">
          <draw:image xlink:href="Pictures/10000201000002580000012C0D1979D557F3350B.png" xlink:type="simple" xlink:show="embed" xlink:actuate="onLoad">
            <text:p/>
          </draw:image>
        </draw:frame>
        <draw:frame draw:name="Google Shape;62;p13" draw:style-name="gr1" draw:text-style-name="P1" draw:layer="layout" svg:width="1.732cm" svg:height="1.787cm" svg:x="22.692cm" svg:y="6.167cm">
          <draw:image xlink:href="Pictures/100002010000024000000252F210CCBED1695EB5.png" xlink:type="simple" xlink:show="embed" xlink:actuate="onLoad">
            <text:p/>
          </draw:image>
        </draw:frame>
        <draw:frame draw:name="Google Shape;63;p13" draw:style-name="gr1" draw:text-style-name="P1" draw:layer="layout" svg:width="1.732cm" svg:height="1.787cm" svg:x="22.762cm" svg:y="8.694cm">
          <draw:image xlink:href="Pictures/100002010000024000000252F210CCBED1695EB5.png" xlink:type="simple" xlink:show="embed" xlink:actuate="onLoad">
            <text:p/>
          </draw:image>
        </draw:frame>
        <draw:frame draw:name="Google Shape;64;p13" draw:style-name="gr2" draw:text-style-name="P1" draw:layer="layout" svg:width="1.732cm" svg:height="1.709cm" svg:x="14.054cm" svg:y="8.705cm">
          <draw:image xlink:href="Pictures/10000201000002580000012C0D1979D557F3350B.png" xlink:type="simple" xlink:show="embed" xlink:actuate="onLoad">
            <text:p/>
          </draw:image>
        </draw:frame>
        <draw:frame draw:name="Google Shape;65;p13" draw:style-name="gr1" draw:text-style-name="P1" draw:layer="layout" svg:width="1.732cm" svg:height="1.732cm" svg:x="16.958cm" svg:y="6.323cm">
          <draw:image xlink:href="Pictures/100002010000012C0000012CCC1D893A989BD3D9.png" xlink:type="simple" xlink:show="embed" xlink:actuate="onLoad">
            <text:p/>
          </draw:image>
        </draw:frame>
        <draw:frame draw:name="Google Shape;66;p13" draw:style-name="gr1" draw:text-style-name="P1" draw:layer="layout" svg:width="1.732cm" svg:height="1.732cm" svg:x="16.879cm" svg:y="8.693cm">
          <draw:image xlink:href="Pictures/100002010000012C0000012CCC1D893A989BD3D9.png" xlink:type="simple" xlink:show="embed" xlink:actuate="onLoad">
            <text:p/>
          </draw:image>
        </draw:frame>
        <draw:frame draw:name="Google Shape;67;p13" draw:style-name="gr1" draw:text-style-name="P1" draw:layer="layout" svg:width="1.908cm" svg:height="1.908cm" svg:x="14.054cm" svg:y="11.162cm">
          <draw:image xlink:href="Pictures/10000201000002AF000002AFB926255AD15AAE3C.png" xlink:type="simple" xlink:show="embed" xlink:actuate="onLoad">
            <text:p/>
          </draw:image>
        </draw:frame>
        <draw:frame draw:name="Google Shape;68;p13" draw:style-name="gr1" draw:text-style-name="P1" draw:layer="layout" svg:width="1.908cm" svg:height="2.105cm" svg:x="16.799cm" svg:y="11.063cm">
          <draw:image xlink:href="Pictures/10000201000000AE000000C09F621B4FACACE937.png" xlink:type="simple" xlink:show="embed" xlink:actuate="onLoad">
            <text:p/>
          </draw:image>
        </draw:frame>
        <draw:frame draw:name="Google Shape;69;p13" draw:style-name="gr1" draw:text-style-name="P1" draw:layer="layout" svg:width="1.732cm" svg:height="1.787cm" svg:x="22.692cm" svg:y="11.222cm">
          <draw:image xlink:href="Pictures/100002010000024000000252F210CCBED1695EB5.png" xlink:type="simple" xlink:show="embed" xlink:actuate="onLoad">
            <text:p/>
          </draw:image>
        </draw:frame>
        <draw:frame draw:name="Google Shape;70;p13" draw:style-name="gr3" draw:text-style-name="P1" draw:layer="layout" svg:width="1.732cm" svg:height="1.1cm" svg:x="19.829cm" svg:y="4.011cm">
          <draw:image xlink:href="Pictures/1000020100000200000002007A6B592A69D5DA29.png" xlink:type="simple" xlink:show="embed" xlink:actuate="onLoad">
            <text:p/>
          </draw:image>
        </draw:frame>
        <draw:frame draw:name="Google Shape;71;p13" draw:style-name="gr3" draw:text-style-name="P1" draw:layer="layout" svg:width="1.732cm" svg:height="1.1cm" svg:x="19.82cm" svg:y="9.009cm">
          <draw:image xlink:href="Pictures/1000020100000200000002007A6B592A69D5DA29.png" xlink:type="simple" xlink:show="embed" xlink:actuate="onLoad">
            <text:p/>
          </draw:image>
        </draw:frame>
        <draw:frame draw:name="Google Shape;72;p13" draw:style-name="gr3" draw:text-style-name="P1" draw:layer="layout" svg:width="1.732cm" svg:height="1.1cm" svg:x="19.873cm" svg:y="11.566cm">
          <draw:image xlink:href="Pictures/1000020100000200000002007A6B592A69D5DA29.png" xlink:type="simple" xlink:show="embed" xlink:actuate="onLoad">
            <text:p/>
          </draw:image>
        </draw:frame>
        <draw:frame draw:name="Google Shape;73;p13" draw:style-name="gr1" draw:text-style-name="P1" draw:layer="layout" svg:width="4.654cm" svg:height="5.096cm" svg:x="5.474cm" svg:y="4.641cm">
          <draw:image xlink:href="Pictures/10000201000000C8000000DBF5FD78F2351A6468.png" xlink:type="simple" xlink:show="embed" xlink:actuate="onLoad">
            <text:p/>
          </draw:image>
        </draw:frame>
        <draw:frame draw:name="Google Shape;74;p13" draw:style-name="gr1" draw:text-style-name="P1" draw:layer="layout" svg:width="1.732cm" svg:height="1.241cm" svg:x="11.484cm" svg:y="1.49cm">
          <draw:image xlink:href="Pictures/1000020100000258000001AE285C4238E81A2527.png" xlink:type="simple" xlink:show="embed" xlink:actuate="onLoad">
            <text:p/>
          </draw:image>
        </draw:frame>
        <draw:frame draw:name="Google Shape;75;p13" draw:style-name="gr1" draw:text-style-name="P1" draw:layer="layout" svg:width="1.732cm" svg:height="1.241cm" svg:x="11.484cm" svg:y="3.965cm">
          <draw:image xlink:href="Pictures/1000020100000258000001AE285C4238E81A2527.png" xlink:type="simple" xlink:show="embed" xlink:actuate="onLoad">
            <text:p/>
          </draw:image>
        </draw:frame>
        <draw:frame draw:name="Google Shape;76;p13" draw:style-name="gr1" draw:text-style-name="P1" draw:layer="layout" svg:width="1.732cm" svg:height="1.241cm" svg:x="11.484cm" svg:y="6.466cm">
          <draw:image xlink:href="Pictures/1000020100000258000001AE285C4238E81A2527.png" xlink:type="simple" xlink:show="embed" xlink:actuate="onLoad">
            <text:p/>
          </draw:image>
        </draw:frame>
        <draw:frame draw:name="Google Shape;77;p13" draw:style-name="gr1" draw:text-style-name="P1" draw:layer="layout" svg:width="1.732cm" svg:height="1.241cm" svg:x="11.484cm" svg:y="8.967cm">
          <draw:image xlink:href="Pictures/1000020100000258000001AE285C4238E81A2527.png" xlink:type="simple" xlink:show="embed" xlink:actuate="onLoad">
            <text:p/>
          </draw:image>
        </draw:frame>
        <draw:frame draw:name="Google Shape;78;p13" draw:style-name="gr1" draw:text-style-name="P1" draw:layer="layout" svg:width="1.732cm" svg:height="1.241cm" svg:x="11.484cm" svg:y="11.468cm">
          <draw:image xlink:href="Pictures/1000020100000258000001AE285C4238E81A2527.png" xlink:type="simple" xlink:show="embed" xlink:actuate="onLoad">
            <text:p/>
          </draw:image>
        </draw:frame>
        <presentation:notes draw:style-name="dp2">
          <draw:page-thumbnail draw:name="Google Shape;51;p:notes" draw:style-name="gr4" draw:layer="layout" svg:width="16.933cm" svg:height="9.524cm" svg:x="1.059cm" svg:y="1.905cm" draw:page-number="1" presentation:class="page"/>
          <draw:frame draw:name="Google Shape;52;p:notes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83;p14" draw:style-name="gr1" draw:text-style-name="P1" draw:layer="layout" svg:width="3.816cm" svg:height="1.908cm" svg:x="0.794cm" svg:y="6.568cm">
          <draw:image xlink:href="Pictures/10000201000002580000012C1EB0A6512C5B27FE.png" xlink:type="simple" xlink:show="embed" xlink:actuate="onLoad">
            <text:p/>
          </draw:image>
        </draw:frame>
        <draw:frame draw:name="Google Shape;84;p14" draw:style-name="gr1" draw:text-style-name="P1" draw:layer="layout" svg:width="1.908cm" svg:height="1.908cm" svg:x="17cm" svg:y="1.157cm">
          <draw:image xlink:href="Pictures/100002010000010000000100041F039DEA8BFE27.png" xlink:type="simple" xlink:show="embed" xlink:actuate="onLoad">
            <text:p/>
          </draw:image>
        </draw:frame>
        <draw:frame draw:name="Google Shape;85;p14" draw:style-name="gr1" draw:text-style-name="P1" draw:layer="layout" svg:width="1.732cm" svg:height="1.787cm" svg:x="22.692cm" svg:y="1.118cm">
          <draw:image xlink:href="Pictures/100002010000024000000252F210CCBED1695EB5.png" xlink:type="simple" xlink:show="embed" xlink:actuate="onLoad">
            <text:p/>
          </draw:image>
        </draw:frame>
        <draw:frame draw:name="Google Shape;86;p14" draw:style-name="gr1" draw:text-style-name="P1" draw:layer="layout" svg:width="1.732cm" svg:height="1.787cm" svg:x="22.692cm" svg:y="3.667cm">
          <draw:image xlink:href="Pictures/100002010000024000000252F210CCBED1695EB5.png" xlink:type="simple" xlink:show="embed" xlink:actuate="onLoad">
            <text:p/>
          </draw:image>
        </draw:frame>
        <draw:frame draw:name="Google Shape;87;p14" draw:style-name="gr1" draw:text-style-name="P1" draw:layer="layout" svg:width="1.908cm" svg:height="1.908cm" svg:x="17cm" svg:y="3.607cm">
          <draw:image xlink:href="Pictures/100002010000010000000100041F039DEA8BFE27.png" xlink:type="simple" xlink:show="embed" xlink:actuate="onLoad">
            <text:p/>
          </draw:image>
        </draw:frame>
        <draw:frame draw:name="Google Shape;88;p14" draw:style-name="gr1" draw:text-style-name="P1" draw:layer="layout" svg:width="1.732cm" svg:height="1.787cm" svg:x="22.692cm" svg:y="6.167cm">
          <draw:image xlink:href="Pictures/100002010000024000000252F210CCBED1695EB5.png" xlink:type="simple" xlink:show="embed" xlink:actuate="onLoad">
            <text:p/>
          </draw:image>
        </draw:frame>
        <draw:frame draw:name="Google Shape;89;p14" draw:style-name="gr1" draw:text-style-name="P1" draw:layer="layout" svg:width="1.732cm" svg:height="1.787cm" svg:x="22.762cm" svg:y="8.694cm">
          <draw:image xlink:href="Pictures/100002010000024000000252F210CCBED1695EB5.png" xlink:type="simple" xlink:show="embed" xlink:actuate="onLoad">
            <text:p/>
          </draw:image>
        </draw:frame>
        <draw:frame draw:name="Google Shape;90;p14" draw:style-name="gr1" draw:text-style-name="P1" draw:layer="layout" svg:width="1.732cm" svg:height="1.787cm" svg:x="22.692cm" svg:y="11.222cm">
          <draw:image xlink:href="Pictures/100002010000024000000252F210CCBED1695EB5.png" xlink:type="simple" xlink:show="embed" xlink:actuate="onLoad">
            <text:p/>
          </draw:image>
        </draw:frame>
        <draw:frame draw:name="Google Shape;91;p14" draw:style-name="gr3" draw:text-style-name="P1" draw:layer="layout" svg:width="1.732cm" svg:height="1.1cm" svg:x="19.829cm" svg:y="4.011cm">
          <draw:image xlink:href="Pictures/1000020100000200000002007A6B592A69D5DA29.png" xlink:type="simple" xlink:show="embed" xlink:actuate="onLoad">
            <text:p/>
          </draw:image>
        </draw:frame>
        <draw:frame draw:name="Google Shape;92;p14" draw:style-name="gr3" draw:text-style-name="P1" draw:layer="layout" svg:width="1.732cm" svg:height="1.1cm" svg:x="19.82cm" svg:y="9.009cm">
          <draw:image xlink:href="Pictures/1000020100000200000002007A6B592A69D5DA29.png" xlink:type="simple" xlink:show="embed" xlink:actuate="onLoad">
            <text:p/>
          </draw:image>
        </draw:frame>
        <draw:frame draw:name="Google Shape;93;p14" draw:style-name="gr3" draw:text-style-name="P1" draw:layer="layout" svg:width="1.732cm" svg:height="1.1cm" svg:x="19.873cm" svg:y="11.566cm">
          <draw:image xlink:href="Pictures/1000020100000200000002007A6B592A69D5DA29.png" xlink:type="simple" xlink:show="embed" xlink:actuate="onLoad">
            <text:p/>
          </draw:image>
        </draw:frame>
        <draw:frame draw:name="Google Shape;94;p14" draw:style-name="gr1" draw:text-style-name="P1" draw:layer="layout" svg:width="4.654cm" svg:height="5.096cm" svg:x="5.474cm" svg:y="4.641cm">
          <draw:image xlink:href="Pictures/10000201000000C8000000DBF5FD78F2351A6468.png" xlink:type="simple" xlink:show="embed" xlink:actuate="onLoad">
            <text:p/>
          </draw:image>
        </draw:frame>
        <draw:frame draw:name="Google Shape;95;p14" draw:style-name="gr1" draw:text-style-name="P1" draw:layer="layout" svg:width="1.732cm" svg:height="1.241cm" svg:x="11.484cm" svg:y="1.49cm">
          <draw:image xlink:href="Pictures/1000020100000258000001AE285C4238E81A2527.png" xlink:type="simple" xlink:show="embed" xlink:actuate="onLoad">
            <text:p/>
          </draw:image>
        </draw:frame>
        <draw:frame draw:name="Google Shape;96;p14" draw:style-name="gr1" draw:text-style-name="P1" draw:layer="layout" svg:width="1.732cm" svg:height="1.241cm" svg:x="11.484cm" svg:y="3.965cm">
          <draw:image xlink:href="Pictures/1000020100000258000001AE285C4238E81A2527.png" xlink:type="simple" xlink:show="embed" xlink:actuate="onLoad">
            <text:p/>
          </draw:image>
        </draw:frame>
        <draw:frame draw:name="Google Shape;97;p14" draw:style-name="gr1" draw:text-style-name="P1" draw:layer="layout" svg:width="1.732cm" svg:height="1.241cm" svg:x="11.484cm" svg:y="6.466cm">
          <draw:image xlink:href="Pictures/1000020100000258000001AE285C4238E81A2527.png" xlink:type="simple" xlink:show="embed" xlink:actuate="onLoad">
            <text:p/>
          </draw:image>
        </draw:frame>
        <draw:frame draw:name="Google Shape;98;p14" draw:style-name="gr1" draw:text-style-name="P1" draw:layer="layout" svg:width="1.732cm" svg:height="1.241cm" svg:x="11.484cm" svg:y="8.967cm">
          <draw:image xlink:href="Pictures/1000020100000258000001AE285C4238E81A2527.png" xlink:type="simple" xlink:show="embed" xlink:actuate="onLoad">
            <text:p/>
          </draw:image>
        </draw:frame>
        <draw:frame draw:name="Google Shape;99;p14" draw:style-name="gr1" draw:text-style-name="P1" draw:layer="layout" svg:width="1.732cm" svg:height="1.241cm" svg:x="11.484cm" svg:y="11.468cm">
          <draw:image xlink:href="Pictures/1000020100000258000001AE285C4238E81A2527.png" xlink:type="simple" xlink:show="embed" xlink:actuate="onLoad">
            <text:p/>
          </draw:image>
        </draw:frame>
        <draw:frame draw:name="Google Shape;100;p14" draw:style-name="gr1" draw:text-style-name="P1" draw:layer="layout" svg:width="1.475cm" svg:height="1.475cm" svg:x="14.183cm" svg:y="1.373cm">
          <draw:image xlink:href="Pictures/100002010000040000000400530EB334DF1DD2B9.png" xlink:type="simple" xlink:show="embed" xlink:actuate="onLoad">
            <text:p/>
          </draw:image>
        </draw:frame>
        <draw:frame draw:name="Google Shape;101;p14" draw:style-name="gr1" draw:text-style-name="P1" draw:layer="layout" svg:width="1.475cm" svg:height="1.475cm" svg:x="14.241cm" svg:y="3.94cm">
          <draw:image xlink:href="Pictures/100002010000040000000400530EB334DF1DD2B9.png" xlink:type="simple" xlink:show="embed" xlink:actuate="onLoad">
            <text:p/>
          </draw:image>
        </draw:frame>
        <draw:frame draw:name="Google Shape;102;p14" draw:style-name="gr1" draw:text-style-name="P1" draw:layer="layout" svg:width="1.475cm" svg:height="1.475cm" svg:x="14.27cm" svg:y="6.322cm">
          <draw:image xlink:href="Pictures/100002010000040000000400530EB334DF1DD2B9.png" xlink:type="simple" xlink:show="embed" xlink:actuate="onLoad">
            <text:p/>
          </draw:image>
        </draw:frame>
        <draw:frame draw:name="Google Shape;103;p14" draw:style-name="gr3" draw:text-style-name="P1" draw:layer="layout" svg:width="1.732cm" svg:height="1.1cm" svg:x="19.888cm" svg:y="6.322cm">
          <draw:image xlink:href="Pictures/1000020100000200000002007A6B592A69D5DA29.png" xlink:type="simple" xlink:show="embed" xlink:actuate="onLoad">
            <text:p/>
          </draw:image>
        </draw:frame>
        <draw:frame draw:name="Google Shape;104;p14" draw:style-name="gr1" draw:text-style-name="P1" draw:layer="layout" svg:width="1.475cm" svg:height="1.475cm" svg:x="14.236cm" svg:y="8.822cm">
          <draw:image xlink:href="Pictures/10000201000000A0000000A0FA4783CA3B1C36E4.png" xlink:type="simple" xlink:show="embed" xlink:actuate="onLoad">
            <text:p/>
          </draw:image>
        </draw:frame>
        <draw:frame draw:name="Google Shape;105;p14" draw:style-name="gr1" draw:text-style-name="P1" draw:layer="layout" svg:width="1.908cm" svg:height="2.152cm" svg:x="14.094cm" svg:y="11.04cm">
          <draw:image xlink:href="Pictures/100002010000010A0000012C5E4BB2D960FAAAA1.png" xlink:type="simple" xlink:show="embed" xlink:actuate="onLoad">
            <text:p/>
          </draw:image>
        </draw:frame>
        <presentation:notes draw:style-name="dp2">
          <draw:page-thumbnail draw:name="Google Shape;80;gdfba269776_0_32:notes" draw:style-name="gr4" draw:layer="layout" svg:width="16.932cm" svg:height="9.524cm" svg:x="1.059cm" svg:y="1.905cm" draw:page-number="2" presentation:class="page"/>
          <draw:frame draw:name="Google Shape;81;gdfba269776_0_32:notes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1"/>
    <meta:generator>LibreOfficeDev/6.0.5.2$Linux_X86_64 LibreOffice_project/</meta:generator>
  </office:meta>
</office:document-meta>
</file>